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22pt" style:font-size-asian="22pt" style:font-size-complex="22pt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666666" style:text-line-through-style="none" style:font-name="Arial1" fo:font-size="12pt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stfall BåtAdmin</text:p>
      <text:p text:style-name="P1">TF AF1.1.1 Huvudscenario; <text:a xlink:type="simple" xlink:href="https://github.com/lr222gw/Uppgift-234/blob/master/Krav/AF 1.1.1 Ansök om medlemskap.txt">Ansök om medlemskap</text:a></text:p>
      <text:p text:style-name="Standard">målet för testfallet</text:p>
      <text:p text:style-name="Standard"/>
      <text:p text:style-name="Standard"/>
      <text:p text:style-name="P3">Förkrav</text:p>
      <text:p text:style-name="Standard"/>
      <text:p text:style-name="P3">Efterkrav</text:p>
      <text:p text:style-name="Standard"><text:line-break/><text:span text:style-name="T2">Scenario</text:span></text:p>
      <text:p text:style-name="Standard"/>
      <text:p text:style-name="Standard"/>
      <text:p text:style-name="P1">TF AF1.1.2 Huvudscenario; <text:a xlink:type="simple" xlink:href="https://github.com/lr222gw/Uppgift-234/blob/master/Krav/AF 1.1.2 Kassör bekräftar medlemskap .txt"><text:span text:style-name="T4">Kassör bekräftar medlemskap </text:span></text:a></text:p>
      <text:p text:style-name="Standard">målet för testfallet</text:p>
      <text:p text:style-name="Standard"/>
      <text:p text:style-name="Standard"/>
      <text:p text:style-name="P3">Förkrav</text:p>
      <text:p text:style-name="Standard"/>
      <text:p text:style-name="P3">Efterkrav</text:p>
      <text:p text:style-name="Standard"><text:line-break/><text:span text:style-name="T2">Scenario</text:span></text:p>
      <text:p text:style-name="Standard"/>
      <text:p text:style-name="Standard"/>
      <text:p text:style-name="Standard"/>
      <text:p text:style-name="P1">TF AF 1.2 Huvudscenario; <text:a xlink:type="simple" xlink:href="https://github.com/lr222gw/Uppgift-234/blob/master/Krav/AF%201.2%20Ändra%20sin%20profil%20.txt"><text:span text:style-name="T3"><text:s/>Ändra sin profil (användarinfo, antal båtar mm.)</text:span></text:a></text:p>
      <text:p text:style-name="Standard">målet för testfallet</text:p>
      <text:p text:style-name="Standard"/>
      <text:p text:style-name="Standard"/>
      <text:p text:style-name="P3">Förkrav</text:p>
      <text:p text:style-name="Standard"/>
      <text:p text:style-name="P3">Efterkrav</text:p>
      <text:p text:style-name="Standard"><text:line-break/><text:span text:style-name="T2">Scenario</text:span></text:p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0H43M5S</meta:editing-duration>
    <meta:editing-cycles>5</meta:editing-cycles>
    <meta:generator>OpenOffice.org/3.4.1$Win32 OpenOffice.org_project/341m1$Build-9593</meta:generator>
    <dc:date>2013-12-15T17:54:33.27</dc:date>
    <meta:document-statistic meta:table-count="0" meta:image-count="0" meta:object-count="0" meta:page-count="1" meta:paragraph-count="16" meta:word-count="43" meta:character-count="325"/>
    <meta:user-defined meta:name="Info 1"/>
    <meta:user-defined meta:name="Info 2"/>
    <meta:user-defined meta:name="Info 3"/>
    <meta:user-defined meta:name="Info 4"/>
  </office:meta>
</office:document-meta>
</file>